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0f9343" officeooo:paragraph-rsid="000f9343" style:font-size-asian="16pt" style:font-weight-asian="bold" style:font-size-complex="16pt" style:font-weight-complex="bold"/>
    </style:style>
    <style:style style:name="P2" style:family="paragraph" style:list-style-name="L1"/>
    <style:style style:name="T1" style:family="text">
      <style:text-properties loext:padding="0.049cm" loext:border="0.06pt solid #0000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sos para la toma de decisiones</text:p>
      <text:p text:style-name="P1"/>
      <text:p text:style-name="P1"/>
      <text:p text:style-name="Standard"/>
      <text:p text:style-name="Text_20_body">La toma de decisiones requiere elegir un curso de acción entre dos o tres opciones potenciales para encontrar una solución a un problema dado.</text:p>
      <text:p text:style-name="Text_20_body">Para la gerencia, la toma de decisiones es una parte integral. Tomar decisiones acertadas es fundamental, por lo que los líderes o gerentes prestan especial atención a la hora de tomar cualquier decisión empresarial.</text:p>
      <text:p text:style-name="Text_20_body">El mecanismo de toma de decisiones puede verse como un sistema de poder y equilibrio que mantiene el negocio en expansión ascendente y lineal. Esto significa que el proceso de toma de decisiones busca un objetivo. Las metas son objetivos corporativos preestablecidos, la misión de la empresa y tu visión.</text:p>
      <text:p text:style-name="Text_20_body">Para lograr estos objetivos, las empresas pueden enfrentarse a diversas barreras en los campos administrativo, organizativo, de marketing y operativo. Un mecanismo sistemático de toma de decisiones resuelve estos temas.</text:p>
      <text:h text:style-name="Heading_20_2" text:outline-level="2"><text:bookmark text:name="tipos-de-decisiones-en-una-empresa"/>Tipos de decisiones en una empresa</text:h>
      <text:p text:style-name="Text_20_body">En España, la mayoría de negocios están en manos de autónomos, empresas familiares o sociedades limitadas con pocos socios. Las decisiones importantes las toman un grupo reducido de personas.</text:p>
      <text:p text:style-name="Text_20_body">Hay 6 diferentes tipos de toma de decisiones en una empresa. En general, depende del tamaño y el tipo de negocio.</text:p>
      <text:list xml:id="list2999737445" text:style-name="L1">
        <text:list-item>
          <text:p text:style-name="Text_20_body"><text:span text:style-name="Strong_20_Emphasis">Decisiones de dirección: </text:span>son aquellas que se toman en los niveles ejecutivos y, por ende, impactan a toda la empresa.</text:p>
        </text:list-item>
        <text:list-item>
          <text:p text:style-name="Text_20_body"><text:span text:style-name="Strong_20_Emphasis">Decisiones estratégicas: </text:span>Incluso todas las cuestiones y problemas actuales.</text:p>
        </text:list-item>
        <text:list-item>
          <text:p text:style-name="Text_20_body"><text:span text:style-name="Strong_20_Emphasis">Decisiones individuales: </text:span>son aquellas que cualquier empleado de la empresa toma en su día a día.</text:p>
        </text:list-item>
        <text:list-item>
          <text:p text:style-name="Text_20_body"><text:span text:style-name="Strong_20_Emphasis">Decisiones operativas: </text:span>son aquellas que son necesarias para poner en acción las decisiones políticas.</text:p>
        </text:list-item>
        <text:list-item>
          <text:p text:style-name="Text_20_body"><text:span text:style-name="Strong_20_Emphasis">Decisiones rutinarias: </text:span>son habituales y se rigen por un procedimiento establecido.</text:p>
        </text:list-item>
        <text:list-item>
          <text:p text:style-name="Text_20_body"><text:span text:style-name="Strong_20_Emphasis">Decisiones de riesgo: </text:span>son aquellas que se toman en una situación crítica.</text:p>
        </text:list-item>
      </text:list>
      <text:h text:style-name="Heading_20_2" text:outline-level="2"><text:bookmark text:name="7-pasos-para-una-toma-de-decisiones-eficaz"/>7 pasos para una toma de decisiones eficaz</text:h>
      <text:h text:style-name="Heading_20_3" text:outline-level="3"><text:bookmark text:name="1-identifica-el-problema"/>1. Identifica el problema</text:h>
      <text:p text:style-name="Quotations">Tomar buenas decisiones es una habilidad crucial en todos los niveles. ~ Peter Drucker</text:p>
      <text:p text:style-name="Text_20_body">El primer paso es identificar el propósito y la meta de tu decisión. ¿Por qué quieres tomar esa decisión en primer lugar? ¿Qué problema resuelve y por qué necesita ser resuelto? Identificar los objetivos brinda una imagen clara y lo ayuda a tomar una decisión de manera objetiva.</text:p>
      <text:p text:style-name="Text_20_body"><text:soft-page-break/>Esto le permite analizar la situación y ayudarlo a descubrir qué hacer y qué no hacer. La identificación de nuestros objetivos antes de tomar una decisión también nos brinda diversas perspectivas y un pensamiento racional. Por lo tanto, el primer paso en la toma de decisiones es identificar sus objetivos y responder a todos los "por qué".</text:p>
      <text:h text:style-name="Heading_20_3" text:outline-level="3"><text:bookmark text:name="2-re%C3%BAna-toda-la-informaci%C3%B3n"/>2. Reúna toda la información</text:h>
      <text:p text:style-name="Quotations">Tanto el arte de la intuición como la ciencia del análisis tienen un papel que desempeñar en la toma de decisiones acertadas.</text:p>
      <text:p text:style-name="Text_20_body">Reúna toda la información relevante que necesita. Realice primero la autoevaluación interna y luego busque fuentes externas. Hoy en día es mucho más fácil obtener cualquier información, leer los libros que necesita o obtener ayuda en línea para acumularla. Además, tenga en cuenta las opciones alternativas, si las hay.</text:p>
      <text:p text:style-name="Text_20_body">Recopilar toda la información es fundamental para resolver su problema. Si necesita salir y buscar el consejo de un experto, hágalo. Una vez que encuentre los datos y las respuestas relevantes, absorberlos para dar el siguiente paso calculado.</text:p>
      <text:h text:style-name="Heading_20_3" text:outline-level="3"><text:bookmark text:name="3-identifica-las-alternativas"/>3. Identifica las alternativas</text:h>
      <text:p text:style-name="Text_20_body">A medida que reune información, identificarás varias alternativas posibles. Lo mejor es tener una perspeactiva amplia y creativa para solucionar el problema.</text:p>
      <text:p text:style-name="Text_20_body">Escucha los puntos de vista de los miembros del equipo que reciben sobre estas alternativas. Tendrás mucho en lo que pensar, así que apéguete a tus métodos de organización.</text:p>
      <text:h text:style-name="Heading_20_3" text:outline-level="3"><text:bookmark text:name="4-considera-ventajas-y-desventajas"/>4. Considera ventajas y desventajas</text:h>
      <text:p text:style-name="Text_20_body">Cada decisión que tomamos tiene consecuencias. Haz una lista de todos los posibles pros y contras de la decisión y cómo te puede afectar en el futuro. Esto te ayudará a decidir mejor y te hará más consciente de la situación.</text:p>
      <text:p text:style-name="Text_20_body">Tener en cuenta las consecuencias tiene muchos beneficios. Te da muchas perspectivas para elegir. Los resultados reales también pueden variar de los que has anticipado. Sin embargo, aún le dará una imagen clara para sopesar y evaluar a partir de los resultados.</text:p>
      <text:h text:style-name="Heading_20_3" text:outline-level="3"><text:bookmark text:name="5-elige-una-de-las-alternativas"/>5. Elige una de las alternativas</text:h>
      <text:p text:style-name="Quotations">Piénsalo mil veces antes de tomar una decisión. Pero después de tomar la decisión, nunca retrocedas aunque te encuentres con mil dificultades. ~Adolf Hitler</text:p>
      <text:p text:style-name="Text_20_body">Una vez que haya sopesado todas las pruebas, está listo para seleccionar la alternativa que parece ser la mejor para ti. Incluso puedes elegir una combinación de alternativas.</text:p>
      <text:p text:style-name="Text_20_body">Pregúntate cómo te sientes al hacer la última llamada. Si tienes dudas, intentes evaluar tu decisión una vez más si es necesario. Una decisión impulsiva siempre puede ponernos en aprietos. Por lo tanto, reevalúa y pregúntete si la decisión tiene beneficios a corto o largo plazo.</text:p>
      <text:h text:style-name="Heading_20_3" text:outline-level="3"><text:bookmark text:name="6-ponte-en-acci%C3%B3n"/><text:soft-page-break/>6. Ponte en Acción</text:h>
      <text:p text:style-name="Quotations">Manténgase comprometido con sus decisiones pero sea flexible en su enfoque. ~ Tony Robbins</text:p>
      <text:p text:style-name="Text_20_body">Todos los primeros cinco pasos culminan en este paso. La implementación es el paso más orientado a la acción en el proceso de toma de decisión correcta. Crea un plan que lo prepara a tiy a tu empresa para tener éxito.</text:p>
      <text:p text:style-name="Text_20_body">Tu planificación estratégica puede llevar un tiempo, pero eso es importante para el éxito de tu decisión. No obtendrás buenos resultados si no lo ejecutas correctamente.</text:p>
      <text:h text:style-name="Heading_20_3" text:outline-level="3"><text:bookmark text:name="7-revisa-tu-decisi%C3%B3n"/>7. Revisa tu decisión</text:h>
      <text:p text:style-name="Text_20_body">Después de tomar la decisión, por favor no lo deje solo. Una decisión que se toma puede enseñarnos mucho. Los resultados positivos le dan confianza. Al mismo tiempo, los no muy positivos te ayudarán a comprender mejor los problemas.</text:p>
      <text:p text:style-name="Text_20_body">Dicen que el fracaso no es el final; siempre es una experiencia de aprendizaje y nos ayuda a crecer. Así que mantén la actitud correcta incluso si no logras dar en el blanco, tomando mejores decisiones con el tiempo.</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6:06:49.791379753</meta:creation-date>
    <dc:date>2024-08-19T16:40:44.569434266</dc:date>
    <meta:editing-duration>PT23M54S</meta:editing-duration>
    <meta:editing-cycles>1</meta:editing-cycles>
    <meta:document-statistic meta:table-count="0" meta:image-count="0" meta:object-count="0" meta:page-count="3" meta:paragraph-count="41" meta:word-count="947" meta:character-count="5782" meta:non-whitespace-character-count="4880"/>
    <meta:generator>LibreOffice/7.0.4.2$Linux_X86_64 LibreOffice_project/00$Build-2</meta:generator>
  </office:meta>
</office:document-meta>
</file>